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25-11-1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25-09-0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25-06-1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25-02-25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24-11-0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24-08-13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24-04-10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24-02-0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23-10-0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23-05-02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23-03-0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22-11-02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22-09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22-01-2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21-07-14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21-03-1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20-07-1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20-04-1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9-10-2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9-08-0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9-05-1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9-01-3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8-10-1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8-08-0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8-03-0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7-10-23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7-07-3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7-04-27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7-02-0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6-10-1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6-07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6-04-26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6-01-1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5-10-19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5-07-30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5-06-3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5-05-2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5-01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4-10-03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4-07-17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4-04-2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4-01-15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3-10-1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3-07-10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3-04-2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3-02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2-10-15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2-07-24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2-04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2-01-26 0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1-10-0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1-07-1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1-04-2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1-02-1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0-10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0-07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10-01-2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9-10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9-08-24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9-04-0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9-01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8-10-0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8-07-24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8-04-1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8-02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7-10-2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7-07-1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7-05-0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7-01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6-10-2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6-07-1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6-04-1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3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2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8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6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3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8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5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2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1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80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7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7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7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7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7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7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7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7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712076413201</text:p>
          </table:table-cell>
          <table:table-cell office:value-type="string" calcext:value-type="string">
            <text:p>57E 11 SOW 094A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4" meta:object-count="0"/>
    <meta:user-defined meta:name="AppVersion">3.0</meta:user-defined>
  </office:meta>
</office:document-meta>
</file>